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81)">
            <text:p>sn(181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7T09:22:41.48">
            <text:p>2020/2/27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7T09:22:41.48">
            <text:p>2020/2/27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7T09:22:41.48">
            <text:p>2020/2/27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7T09:22:41.48">
            <text:p>2020/2/27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t.65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type=fill-in,video=3:34~,ch.A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version+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att-1(1);(2),ch=B7+2;B7+3+4+5,for=rythm-pattern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70</text:p>
          </table:table-cell>
          <table:table-cell table:style-name="ce22" office:value-type="string">
            <text:p>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4_18-57-18_000.jpg</text:p>
          </table:table-cell>
          <table:table-cell table:style-name="ce24" office:value-type="date" office:date-value="2020-02-16T09:26:26.5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patt-1(2)a,(2)b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hord+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2">
            <text:p>17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b,t.80~180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-180</text:p>
          </table:table-cell>
          <table:table-cell table:style-name="ce22" office:value-type="string">
            <text:p>k.B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-s.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att-2,ch.A;D</text:p>
          </table:table-cell>
          <table:table-cell table:number-columns-repeated="2"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memo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160~</text:p>
          </table:table-cell>
          <table:table-cell table:style-name="ce22" office:value-type="string">
            <text:p>k.A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video-id=2020-0216-2,2/18-s.2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6">
            <text:p>17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70~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7">
            <text:p>17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12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ree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</text:p>
          </table:table-cell>
          <table:table-cell table:style-name="ce22" office:value-type="string">
            <text:p>k.C#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3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9">
            <text:p>17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muse+</text:p>
          </table:table-cell>
          <table:table-cell table:style-name="ce22" office:value-type="string">
            <text:p>score+</text:p>
          </table:table-cell>
          <table:table-cell table:number-columns-repeated="2" table:style-name="ce2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block-B.n</text:p>
          </table:table-cell>
          <table:table-cell table:style-name="ce22" office:value-type="string">
            <text:p>score+</text:p>
          </table:table-cell>
          <table:table-cell table:number-columns-repeated="3" table:style-name="ce2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81">
            <text:p>18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100(or,80)</text:p>
          </table:table-cell>
          <table:table-cell table:number-columns-repeated="2" table:style-name="ce2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6_18-29-57_000.jpg</text:p>
          </table:table-cell>
          <table:table-cell table:style-name="ce24" office:value-type="date" office:date-value="2020-02-27T09:22:13.23">
            <text:p>2020/2/27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2-27T09:22:38.89">
            <text:p>2020/2/27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1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1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1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1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21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2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2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2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2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2.113cm" draw:caption-point-x="-1.353cm" draw:caption-point-y="2.46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45];6;2)">
            <text:p/>
          </table:table-cell>
          <table:table-cell office:value-type="string">
            <text:p>2019-09-30_18-28-44_000.jpg</text:p>
          </table:table-cell>
          <table:table-cell table:formula="of:=MID([.K24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4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2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7T09:22:41.89">
            <text:p>2020/2/27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29cm" draw:caption-point-x="-1.353cm" draw:caption-point-y="2.45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9)">
            <text:p>sn(1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41]);&quot;)&quot;)" office:value-type="string" office:string-value="sn(21)">
            <text:p>sn(21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21">
            <text:p>21</text:p>
          </table:table-cell>
          <table:table-cell table:style-name="ce87" office:value-type="string">
            <text:p>basic-practice</text:p>
          </table:table-cell>
          <table:table-cell table:style-name="ce89" table:formula="of:=COUNTIF(range_genre__kb;[.P12])" office:value-type="float" office:value="0">
            <text:p>0</text:p>
          </table:table-cell>
          <table:table-cell table:style-name="ce72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6">
            <text:p>16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bp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ote-progression=G3-G#3</text:p>
          </table:table-cell>
          <table:table-cell table:style-name="ce67" office:value-type="string">
            <text:p>score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7">
            <text:p>17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bp-2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8">
            <text:p>18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r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cp-3-3m-1,k.F-A♭-A-F;ch.C-E♭-E-C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r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9">
            <text:p>19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1:task-1,note-progression=k.F-A♭-A;A3-F3(L)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0">
            <text:p>20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for=fast-fingering,ch.C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2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1">
            <text:p>21</text:p>
          </table:table-cell>
          <table:table-cell table:style-name="ce67" office:value-type="float" office:value="6">
            <text:p>6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-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fs</text:p>
          </table:table-cell>
          <table:table-cell table:style-name="ce67" office:value-type="string">
            <text:p>R=1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2">
            <text:p>22</text:p>
          </table:table-cell>
          <table:table-cell table:style-name="ce67" office:value-type="float" office:value="7">
            <text:p>7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2:task-1,for=fill-in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00</text:p>
          </table:table-cell>
          <table:table-cell table:style-name="ce67" office:value-type="string">
            <text:p>ch.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2-27T09:22:42.01">
            <text:p>2020/2/27 9:22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3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3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3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3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3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3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3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3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3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4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382cm" draw:caption-point-x="-1.353cm" draw:caption-point-y="2.45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81)">
            <text:p>sn(181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27T09:22:42.11">
            <text:p>2020/2/27 9:22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81)">
            <text:p>sn(181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27T09:22:42.2">
            <text:p>2020/2/27 9:22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2-27T09:22:42.29">
            <text:p>2020/2/27 9:22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27T09:22:42.42">
            <text:p>2020/2/27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81)">
            <text:p>sn(181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7T09:22:42.51">
            <text:p>2020/2/27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9cm" draw:caption-point-x="-1.353cm" draw:caption-point-y="2.25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27T09:22:42.66">
            <text:p>2020/2/27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81)">
            <text:p>sn(181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7T09:22:42.75">
            <text:p>2020/2/27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9cm" draw:caption-point-x="-1.353cm" draw:caption-point-y="2.25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L1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19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19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2020/02/27</text:date>, <text:time>09:22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27T09:22:40.85</dc:date>
    <dc:creator>iwabuchi ken</dc:creator>
    <meta:editing-duration>P7DT4H45M40S</meta:editing-duration>
    <meta:editing-cycles>701</meta:editing-cycles>
    <meta:generator>OpenOffice/4.1.3$Win32 OpenOffice.org_project/413m1$Build-9783</meta:generator>
    <meta:document-statistic meta:table-count="10" meta:cell-count="5137" meta:object-count="0"/>
    <meta:user-defined meta:name="sheets-banding"/>
    <meta:user-defined meta:name="sheets-original-selection"/>
  </office:meta>
</office:document-meta>
</file>